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1d13c" officeooo:paragraph-rsid="0011d13c"/>
    </style:style>
    <style:style style:name="P2" style:family="paragraph" style:parent-style-name="Standard">
      <style:text-properties fo:font-style="italic" style:text-underline-style="solid" style:text-underline-width="auto" style:text-underline-color="font-color" fo:font-weight="bold" officeooo:rsid="0011d13c" officeooo:paragraph-rsid="0011d13c" style:font-style-asian="italic" style:font-weight-asian="bold" style:font-style-complex="italic" style:font-weight-complex="bold"/>
    </style:style>
    <style:style style:name="P3" style:family="paragraph" style:parent-style-name="Standard">
      <style:text-properties fo:font-style="normal" style:text-underline-style="none" fo:font-weight="normal" officeooo:rsid="0014a5e8" officeooo:paragraph-rsid="0014a5e8" style:font-style-asian="normal" style:font-weight-asian="normal" style:font-style-complex="normal" style:font-weight-complex="normal"/>
    </style:style>
    <style:style style:name="P4" style:family="paragraph" style:parent-style-name="Standard">
      <style:text-properties officeooo:rsid="0012e9de" officeooo:paragraph-rsid="0012e9de"/>
    </style:style>
    <style:style style:name="P5" style:family="paragraph" style:parent-style-name="Standard">
      <style:text-properties fo:font-style="normal" style:text-underline-style="none" fo:font-weight="normal" officeooo:rsid="0011d13c" officeooo:paragraph-rsid="0012e9de"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14a5e8" officeooo:paragraph-rsid="0014a5e8" style:font-style-asian="normal" style:font-weight-asian="normal" style:font-style-complex="normal" style:font-weight-complex="normal"/>
    </style:style>
    <style:style style:name="P7" style:family="paragraph" style:parent-style-name="Standard">
      <style:text-properties fo:color="#000000" officeooo:rsid="00126df4" officeooo:paragraph-rsid="0012e9de"/>
    </style:style>
    <style:style style:name="P8" style:family="paragraph" style:parent-style-name="Standard">
      <style:text-properties fo:color="#000000" officeooo:rsid="0011d13c" officeooo:paragraph-rsid="00126df4"/>
    </style:style>
    <style:style style:name="P9" style:family="paragraph" style:parent-style-name="Standard">
      <style:text-properties fo:color="#000000" fo:font-style="italic" style:text-underline-style="solid" style:text-underline-width="auto" style:text-underline-color="font-color" fo:font-weight="bold" officeooo:rsid="0014a5e8" officeooo:paragraph-rsid="0014a5e8" fo:background-color="transparent" style:font-style-asian="italic" style:font-weight-asian="bold" style:font-style-complex="italic" style:font-weight-complex="bold"/>
    </style:style>
    <style:style style:name="P10" style:family="paragraph" style:parent-style-name="Standard">
      <style:text-properties fo:color="#000000" fo:font-style="italic" style:text-underline-style="solid" style:text-underline-width="auto" style:text-underline-color="font-color" fo:font-weight="bold" officeooo:rsid="00186623" officeooo:paragraph-rsid="00186623" style:font-style-asian="italic" style:font-weight-asian="bold" style:font-style-complex="italic" style:font-weight-complex="bold"/>
    </style:style>
    <style:style style:name="P11" style:family="paragraph" style:parent-style-name="Standard">
      <style:text-properties fo:color="#000000" fo:font-style="italic" style:text-underline-style="solid" style:text-underline-width="auto" style:text-underline-color="font-color" fo:font-weight="bold" officeooo:rsid="0019254e" officeooo:paragraph-rsid="0019254e" style:font-style-asian="italic" style:font-weight-asian="bold" style:font-style-complex="italic" style:font-weight-complex="bold"/>
    </style:style>
    <style:style style:name="P12" style:family="paragraph" style:parent-style-name="Standard">
      <style:text-properties fo:color="#000000" fo:font-style="normal" style:text-underline-style="none" fo:font-weight="normal" officeooo:rsid="00186623" officeooo:paragraph-rsid="00186623" style:font-style-asian="normal" style:font-weight-asian="normal" style:font-style-complex="normal" style:font-weight-complex="normal"/>
    </style:style>
    <style:style style:name="P13" style:family="paragraph" style:parent-style-name="Standard">
      <style:text-properties fo:color="#000000" fo:font-style="normal" style:text-underline-style="none" fo:font-weight="normal" officeooo:rsid="0019254e" officeooo:paragraph-rsid="0019254e" style:font-style-asian="normal" style:font-weight-asian="normal" style:font-style-complex="normal" style:font-weight-complex="normal"/>
    </style:style>
    <style:style style:name="P14" style:family="paragraph" style:parent-style-name="Standard">
      <style:text-properties fo:font-style="italic" style:text-underline-style="solid" style:text-underline-width="auto" style:text-underline-color="font-color" fo:font-weight="bold" officeooo:rsid="0014a5e8" officeooo:paragraph-rsid="0014a5e8" style:font-style-asian="italic" style:font-weight-asian="bold" style:font-style-complex="italic" style:font-weight-complex="bold"/>
    </style:style>
    <style:style style:name="P15" style:family="paragraph" style:parent-style-name="Standard">
      <style:text-properties fo:color="#000080" fo:font-style="normal" style:text-underline-style="none" fo:font-weight="normal" officeooo:rsid="00126df4" officeooo:paragraph-rsid="0014a5e8" style:font-style-asian="normal" style:font-weight-asian="normal" style:font-style-complex="normal" style:font-weight-complex="normal"/>
    </style:style>
    <style:style style:name="T1" style:family="text">
      <style:text-properties officeooo:rsid="0011d13c"/>
    </style:style>
    <style:style style:name="T2" style:family="text">
      <style:text-properties fo:color="#808000"/>
    </style:style>
    <style:style style:name="T3" style:family="text">
      <style:text-properties fo:color="#808000" officeooo:rsid="00126df4"/>
    </style:style>
    <style:style style:name="T4" style:family="text">
      <style:text-properties fo:color="#c0c0c0"/>
    </style:style>
    <style:style style:name="T5" style:family="text">
      <style:text-properties fo:color="#c0c0c0" officeooo:rsid="00126df4"/>
    </style:style>
    <style:style style:name="T6" style:family="text">
      <style:text-properties fo:color="#800080"/>
    </style:style>
    <style:style style:name="T7" style:family="text">
      <style:text-properties fo:color="#800080" officeooo:rsid="00126df4"/>
    </style:style>
    <style:style style:name="T8" style:family="text">
      <style:text-properties fo:color="#000000"/>
    </style:style>
    <style:style style:name="T9" style:family="text">
      <style:text-properties fo:color="#000000" officeooo:rsid="0011d13c"/>
    </style:style>
    <style:style style:name="T10" style:family="text">
      <style:text-properties fo:color="#000000" officeooo:rsid="00126df4"/>
    </style:style>
    <style:style style:name="T11" style:family="text">
      <style:text-properties fo:color="#000000"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12" style:family="text">
      <style:text-properties fo:color="#000000" fo:font-style="italic" style:text-underline-style="solid" style:text-underline-width="auto" style:text-underline-color="font-color" fo:font-weight="bold" officeooo:rsid="00126df4" fo:background-color="transparent" loext:char-shading-value="0" style:font-style-asian="italic" style:font-weight-asian="bold" style:font-style-complex="italic" style:font-weight-complex="bold"/>
    </style:style>
    <style:style style:name="T13" style:family="text">
      <style:text-properties fo:color="#000000" fo:background-color="transparent" loext:char-shading-value="0"/>
    </style:style>
    <style:style style:name="T14" style:family="text">
      <style:text-properties fo:color="#000080"/>
    </style:style>
    <style:style style:name="T15" style:family="text">
      <style:text-properties fo:color="#000080" officeooo:rsid="00126df4"/>
    </style:style>
    <style:style style:name="T16" style:family="text">
      <style:text-properties style:text-position="super 58%"/>
    </style:style>
    <style:style style:name="T17" style:family="text">
      <style:text-properties officeooo:rsid="001b14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Question 1) A<text:tab/>quoi servent les classes MainWidget et GeometryEngine?<text:tab/></text:p>
      <text:p text:style-name="P2"/>
      <text:p text:style-name="P5">La classe GeometryEngine permet de gérer la partie graphique de la création du cube. </text:p>
      <text:p text:style-name="P7">) ;</text:p>
      <text:p text:style-name="P7"/>
      <text:p text:style-name="P4"><text:span text:style-name="T10">L</text:span><text:span text:style-name="T8">a classe MainWidget permet de gérer les interactions avec le cube, c’est à dire son mouvement et sa vitesse en fonction de la souris, mais aussi l’aspect graphique des faces du cube. Ici, cela charge une image png contenant des faces d’un dé, qui est ensuite implémenté sur chaque face du cube.</text:span></text:p>
      <text:p text:style-name="P8"><text:s/></text:p>
      <text:p text:style-name="P14">Question 2) Expliquer le fonctionnement des deux méthodes void GeometryEngine::initCubeGeometry() et void GeometryEngine::drawCubeGeometry(QOpenGLShaderProgram *program)</text:p>
      <text:p text:style-name="P14"/>
      <text:p text:style-name="P3"><text:span text:style-name="T1">La fonction </text:span><text:span text:style-name="T2">void</text:span><text:span text:style-name="T4"> </text:span><text:span text:style-name="T6">GeometryEngine</text:span><text:span text:style-name="T8">::initCubeGeometry() </text:span><text:span text:style-name="T9">permet de créer la base du cube, c’est-à-dire ses arrêtes, </text:span><text:span text:style-name="T10">et </text:span><text:span text:style-name="T3">void</text:span><text:span text:style-name="T5"> </text:span><text:span text:style-name="T7">GeometryEngine</text:span><text:span text:style-name="T10">::drawCubeGeometry(QOpenGLShaderProgram</text:span><text:span text:style-name="T5"> </text:span><text:span text:style-name="T10">*program) permet de dessiner le cube, grâce à DrawElement(GL_TRIANGLE_STRIP,</text:span><text:span text:style-name="T5"> </text:span><text:span text:style-name="T15">34</text:span><text:span text:style-name="T10">,</text:span><text:span text:style-name="T5"> </text:span><text:span text:style-name="T10">GL_UNSIGNED_SHORT,</text:span><text:span text:style-name="T5"> </text:span><text:span text:style-name="T15">0</text:span></text:p>
      <text:p text:style-name="P15"/>
      <text:p text:style-name="P3"><text:span text:style-name="T12">Q</text:span><text:span text:style-name="T11">uestion 3) afficher une surface plane (16*16 sommets) composée de triangles.</text:span></text:p>
      <text:p text:style-name="P9"/>
      <text:p text:style-name="P3"><text:span text:style-name="T13">Voir code </text:span><text:span text:style-name="T14"><text:tab/><text:tab/></text:span></text:p>
      <text:p text:style-name="P3"><text:span text:style-name="T14"/></text:p>
      <text:p text:style-name="P12">Je dessine les sommets 1 par 1 de gauche à droite, et une fois 16 sommets dessiné, je descend d’une « case », et je recommence l’itération. Pour dessiner, je dessine de tel sorte à ce que les triangles fasse le sommet en haut à gauche, puis celui en dessous, puis en haut à droite, et enfin celui sous celui-ci. Il faut aussi gérer le fait qu’une fois au 16ème sommet, le dernier « carré » soit pas relier au 1<text:span text:style-name="T16">er</text:span> de la ligne suivante.</text:p>
      <text:p text:style-name="P12"/>
      <text:p text:style-name="P10">Question 4) Bouger la caméra </text:p>
      <text:p text:style-name="P10"/>
      <text:p text:style-name="P13">J’ai juste créer un event récupérant le clic clavier, et en fonction de la touche pressé, je translate d’une certaine manière.</text:p>
      <text:p text:style-name="P13"/>
      <text:p text:style-name="P11">Bonus)</text:p>
      <text:p text:style-name="P11"/>
      <text:p text:style-name="P13">Il faut modifier certaines choses dans les shaders, mais je ne sais pas exactement comment faire.</text:p>
      <text:p text:style-name="P13"/>
      <text:p text:style-name="P13"><text:span text:style-name="T17">A</text:span> la base, je voulais partir sur « dupliquer »le cube de base, en longueur et en largeur, afin de pouvoir garder le Triangle_Strip de base, mais je n’ai pas vraiment réussi, du coup je suis passé <text:span text:style-name="T17">sur une vision sommet et non face, cela a été plus simple à modéliser et coder.</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d13c" officeooo:paragraph-rsid="0011d13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RDOUT</text:p>
        <text:p text:style-name="MP1">Rudy<text:tab/>COMPTE RENDU</text:p>
        <text:p text:style-name="MP1">MASTER 2 IMAGINA<text:tab/>TP1</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0:19:15.465816723</meta:creation-date>
    <dc:date>2017-09-28T16:41:59.512843633</dc:date>
    <meta:editing-duration>PT1H33M50S</meta:editing-duration>
    <meta:editing-cycles>2</meta:editing-cycles>
    <meta:generator>LibreOffice/5.1.6.2$Linux_X86_64 LibreOffice_project/10m0$Build-2</meta:generator>
    <meta:document-statistic meta:table-count="0" meta:image-count="0" meta:object-count="0" meta:page-count="1" meta:paragraph-count="18" meta:word-count="323" meta:character-count="1996" meta:non-whitespace-character-count="1683"/>
  </office:meta>
</office:document-meta>
</file>